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44fba" officeooo:paragraph-rsid="00044fba"/>
    </style:style>
    <style:style style:name="P2" style:family="paragraph" style:parent-style-name="Text_20_body">
      <style:text-properties officeooo:rsid="0003938f" officeooo:paragraph-rsid="0003938f"/>
    </style:style>
    <style:style style:name="P3" style:family="paragraph" style:parent-style-name="Title">
      <style:text-properties officeooo:rsid="0003938f" officeooo:paragraph-rsid="0003938f"/>
    </style:style>
    <style:style style:name="P4" style:family="paragraph" style:parent-style-name="Text_20_body">
      <style:text-properties officeooo:rsid="000a2abc" officeooo:paragraph-rsid="000a2abc"/>
    </style:style>
    <style:style style:name="P5" style:family="paragraph" style:parent-style-name="Text_20_body">
      <style:text-properties officeooo:rsid="00060852" officeooo:paragraph-rsid="000a2abc"/>
    </style:style>
    <style:style style:name="P6" style:family="paragraph" style:parent-style-name="Text_20_body">
      <style:text-properties officeooo:rsid="000cf014" officeooo:paragraph-rsid="000cf014"/>
    </style:style>
    <style:style style:name="P7" style:family="paragraph" style:parent-style-name="Heading_20_1">
      <style:text-properties officeooo:rsid="000a2abc" officeooo:paragraph-rsid="000a2abc"/>
    </style:style>
    <style:style style:name="P8" style:family="paragraph" style:parent-style-name="Heading_20_1">
      <style:text-properties fo:color="#00a933" loext:opacity="100%"/>
    </style:style>
    <style:style style:name="P9" style:family="paragraph" style:parent-style-name="Heading_20_2">
      <style:text-properties officeooo:rsid="000a2abc" officeooo:paragraph-rsid="000a2abc"/>
    </style:style>
    <style:style style:name="P10" style:family="paragraph" style:parent-style-name="Heading_20_2">
      <style:text-properties officeooo:rsid="00060852" officeooo:paragraph-rsid="00060852"/>
    </style:style>
    <style:style style:name="P11" style:family="paragraph" style:parent-style-name="Heading_20_2">
      <style:text-properties fo:color="#00a933" loext:opacity="100%" officeooo:rsid="00103a0c" officeooo:paragraph-rsid="00103a0c"/>
    </style:style>
    <style:style style:name="P12" style:family="paragraph" style:parent-style-name="Heading_20_2">
      <style:text-properties fo:color="#00a933" loext:opacity="100%"/>
    </style:style>
    <style:style style:name="P13" style:family="paragraph" style:parent-style-name="Heading_20_2">
      <style:text-properties fo:color="#800080" loext:opacity="100%"/>
    </style:style>
    <style:style style:name="P14" style:family="paragraph" style:parent-style-name="Text_20_body">
      <style:text-properties officeooo:rsid="00103a0c" officeooo:paragraph-rsid="00103a0c"/>
    </style:style>
    <style:style style:name="P15" style:family="paragraph" style:parent-style-name="Text_20_body">
      <style:text-properties officeooo:rsid="00044fba" officeooo:paragraph-rsid="00103a0c"/>
    </style:style>
    <style:style style:name="P16" style:family="paragraph" style:parent-style-name="Text_20_body">
      <style:text-properties officeooo:paragraph-rsid="00103a0c"/>
    </style:style>
    <style:style style:name="P17" style:family="paragraph" style:parent-style-name="Text_20_body">
      <style:text-properties officeooo:rsid="00060852" officeooo:paragraph-rsid="000a2abc"/>
    </style:style>
    <style:style style:name="T1" style:family="text">
      <style:text-properties officeooo:rsid="00044fba"/>
    </style:style>
    <style:style style:name="T2" style:family="text">
      <style:text-properties officeooo:rsid="0005d55c"/>
    </style:style>
    <style:style style:name="T3" style:family="text">
      <style:text-properties officeooo:rsid="0006b909"/>
    </style:style>
    <style:style style:name="T4" style:family="text">
      <style:text-properties officeooo:rsid="00092c51"/>
    </style:style>
    <style:style style:name="T5" style:family="text">
      <style:text-properties officeooo:rsid="000a2abc"/>
    </style:style>
    <style:style style:name="T6" style:family="text">
      <style:text-properties officeooo:rsid="000bd7a2"/>
    </style:style>
    <style:style style:name="T7" style:family="text">
      <style:text-properties officeooo:rsid="000cf014"/>
    </style:style>
    <style:style style:name="T8" style:family="text">
      <style:text-properties officeooo:rsid="000f51e1"/>
    </style:style>
    <style:style style:name="T9" style:family="text">
      <style:text-properties fo:color="#00a933" loext:opacity="100%"/>
    </style:style>
    <style:style style:name="T10" style:family="text">
      <style:text-properties fo:color="#00a933" loext:opacity="100%" officeooo:rsid="000f51e1"/>
    </style:style>
    <style:style style:name="T11" style:family="text">
      <style:text-properties officeooo:rsid="00103a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ítulo</text:p>
      <text:p text:style-name="P2"/>
      <text:p text:style-name="P2">Nombre<text:span text:style-name="T4">s</text:span> de<text:span text:style-name="T4"> integrantes con</text:span><text:span text:style-name="T1"> matrícula</text:span></text:p>
      <text:p text:style-name="P1">Licenciatura, Nombre de la UEA, fecha</text:p>
      <text:p text:style-name="P1">UAM Lerma</text:p>
      <text:h text:style-name="P7" text:outline-level="1">Propuesta</text:h>
      <text:p text:style-name="P4">Párrafo que describe la propuesta creativa de la narrativa multimedia colaborativa.<text:span text:style-name="T6"> Incluye una pregunta</text:span><text:span text:style-name="T7"> que dirija la realización de tu proyecto. Como sugerencia puedes enunciarla con una perspectiva de investigación artística. Es decir, partiendo de tu práctica artística y colaborativa, piensa en aquello que te intriga, inquieta o motiva a realizar el trabajo que propones.</text:span></text:p>
      <text:h text:style-name="P9" text:outline-level="2">Objetivos</text:h>
      <text:p text:style-name="P4">Objetivos de la narrativa multimedia colaborativa. Inicia cada uno con un verbo.<text:span text:style-name="T7"> Los objetivos son metas que vas a alcanzar al realizar este trabajo.</text:span></text:p>
      <text:h text:style-name="Heading_20_2" text:outline-level="2">Metodología</text:h>
      <text:p text:style-name="P6">A nivel artístico, describe cómo vas a realizar el trabajo y qué pasos vasa a seguir para contestar tu pregunta.</text:p>
      <text:h text:style-name="Heading_20_2" text:outline-level="2">Imagen descriptiva</text:h>
      <text:p text:style-name="P1">[insertar imagen<text:span text:style-name="T2">, tabla o gráfico </text:span><text:span text:style-name="T5">que describa la propuesta</text:span>]</text:p>
      <text:p text:style-name="P1">Imagen 1. Descripción de la imagen<text:span text:style-name="T2">, tabla o gráfico.</text:span></text:p>
      <text:p text:style-name="P1"/>
      <text:h text:style-name="P8" text:outline-level="1">Desarrollo <text:span text:style-name="T8">(materiales de Coloquio 2)</text:span></text:h>
      <text:p text:style-name="Text_20_body"><text:span text:style-name="T10"/></text:p>
      <text:h text:style-name="P11" text:outline-level="2">Descripción del proyecto en su estado actual</text:h>
      <text:p text:style-name="P14">En un párrado describe al día de hoy 22 de diciembre 2023 el avance de tu proyecto. Puedes mencionar título, sinópsis actual y acciones realizadas. </text:p>
      <text:h text:style-name="Heading_20_2" text:outline-level="2"><text:soft-page-break/><text:span text:style-name="T10">I</text:span><text:span text:style-name="T9">magen descriptiva de avance</text:span></text:h>
      <text:p text:style-name="P16"><text:span text:style-name="T1">[insertar </text:span><text:span text:style-name="T11">imagenes o capturas de pantalla</text:span><text:span text:style-name="T5"> </text:span><text:span text:style-name="T11">del avance de su</text:span><text:span text:style-name="T5"> pro</text:span><text:span text:style-name="T11">yecto</text:span><text:span text:style-name="T1">]</text:span></text:p>
      <text:p text:style-name="P15">Imagen 1. Descripción de la imagen<text:span text:style-name="T2">, tabla o gráfico.</text:span></text:p>
      <text:h text:style-name="P12" text:outline-level="2">Cronograma de trabajo</text:h>
      <text:p text:style-name="P14">Coloca el cronograma de trabajo dividido por semanas. Incluye las actividades del proyecto y los datos que consideres necesarios para avanzar y concluir. Preferentemente incluye las 11 semans del trimestre.</text:p>
      <text:h text:style-name="P12" text:outline-level="2">Tecnologías usadas</text:h>
      <text:p text:style-name="P14">Menciona las tecnologías que estas usando. Software y hardware.</text:p>
      <text:h text:style-name="P13" text:outline-level="2">Conclusiones</text:h>
      <text:p text:style-name="P16"><text:span text:style-name="T11">Aquí puedes ir colocando tus rersultados de cada coloquio. En este caso, puedes escribir por el momento las díficultades que estas enfrentando para el trabajo colaborativo. Colaborativo es el equipo con el que trabajas y tu interacción con el resto de los equipos.</text:span></text:p>
      <text:p text:style-name="P16"/>
      <text:h text:style-name="P10" text:outline-level="2" text:is-list-header="true">Referen<text:span text:style-name="T5">tes</text:span></text:h>
      <text:p text:style-name="P5">Aquí van las referencias<text:span text:style-name="T5"> de los trabajos artísticos que te inspiran a plantear tu propuesta creativa como son películas, series fotográficas, sitios web, videos, redes sociales tec.</text:span></text:p>
      <text:p text:style-name="P5"><text:span text:style-name="T5">E</text:span><text:span text:style-name="T3">l aparato crítico</text:span><text:span text:style-name="T5"> será</text:span><text:span text:style-name="T3"> APA</text:span><text:span text:style-name="T5"> versión 7.</text:span></text:p>
      <text:h text:style-name="P12" text:outline-level="2">Anexos</text:h>
      <text:p text:style-name="P14">En esta sección puedes incluir, fragmentos de entrevistas, cuestionarios y/o materiales complementarios que te sirven para desarrollar tu proyec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13:37:24.760239049</meta:creation-date>
    <dc:date>2023-12-22T11:28:04.602152017</dc:date>
    <meta:editing-duration>PT48M40S</meta:editing-duration>
    <meta:editing-cycles>15</meta:editing-cycles>
    <meta:generator>LibreOffice/7.3.7.2$Linux_X86_64 LibreOffice_project/30$Build-2</meta:generator>
    <meta:document-statistic meta:table-count="0" meta:image-count="0" meta:object-count="0" meta:page-count="2" meta:paragraph-count="30" meta:word-count="340" meta:character-count="2228" meta:non-whitespace-character-count="1917"/>
  </office:meta>
</office:document-meta>
</file>